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102cm" fo:margin-bottom="0.102cm" fo:widows="1" fo:text-indent="0cm"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margin-top="0.102cm" fo:margin-bottom="0.102cm" fo:widows="1" fo:text-indent="0cm"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3" style:family="paragraph" style:parent-style-name="Text_20_body">
      <style:paragraph-properties fo:margin-left="0cm" fo:margin-right="0cm" fo:margin-top="0.102cm" fo:margin-bottom="0.102cm" fo:widows="1" fo:text-indent="0cm" style:auto-text-indent="false"/>
      <style:text-properties fo:font-variant="normal" fo:text-transform="none" fo:color="#000000" style:font-name="Times New Roman1" fo:font-size="14pt" fo:letter-spacing="normal" fo:font-style="normal" fo:font-weight="bold"/>
    </style:style>
    <style:style style:name="P4" style:family="paragraph" style:parent-style-name="Text_20_body">
      <style:paragraph-properties fo:margin-left="0cm" fo:margin-right="0cm" fo:margin-top="0.102cm" fo:margin-bottom="0.102cm" fo:widows="1" fo:text-indent="0cm" style:auto-text-indent="false"/>
      <style:text-properties fo:font-variant="normal" fo:text-transform="none" fo:color="#000000" style:font-name="Times New Roman1" fo:font-size="14pt" fo:letter-spacing="normal" fo:font-style="italic" fo:font-weight="normal" style:font-style-asian="italic" style:font-style-complex="italic"/>
    </style:style>
    <style:style style:name="P5" style:family="paragraph" style:parent-style-name="Text_20_body">
      <style:paragraph-properties fo:margin-left="0cm" fo:margin-right="0cm" fo:margin-top="0.102cm" fo:margin-bottom="0.102cm" fo:text-align="center" style:justify-single-word="false" fo:widows="1" fo:text-indent="0cm" style:auto-text-indent="false"/>
      <style:text-properties fo:font-variant="normal" fo:text-transform="none" fo:color="#000000" style:font-name="Times New Roman1" fo:font-size="24pt" fo:letter-spacing="normal" fo:font-style="normal"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Text_20_body">
      <style:paragraph-properties fo:margin-left="0cm" fo:margin-right="0cm" fo:margin-top="0.102cm" fo:margin-bottom="0.102cm" fo:widows="1"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102cm" fo:margin-bottom="0.102cm" fo:widows="1"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Text_20_body" style:list-style-name="L2">
      <style:paragraph-properties fo:margin-left="0cm" fo:margin-right="0cm" fo:margin-top="0.102cm" fo:margin-bottom="0.102cm" fo:widows="1"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9" style:family="paragraph" style:parent-style-name="Text_20_body" style:list-style-name="L1">
      <style:paragraph-properties fo:margin-left="0cm" fo:margin-right="0cm" fo:margin-top="0.102cm" fo:margin-bottom="0.102cm" fo:widows="1"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102cm" fo:margin-bottom="0.102cm" fo:widows="1" fo:text-indent="0cm" style:auto-text-indent="false"/>
      <style:text-properties fo:font-size="12pt" style:font-size-asian="12pt" style:font-size-complex="12pt"/>
    </style:style>
    <style:style style:name="P11" style:family="paragraph" style:parent-style-name="Text_20_body" style:list-style-name="L1">
      <style:paragraph-properties fo:margin-left="0cm" fo:margin-right="0cm" fo:margin-top="0.102cm" fo:margin-bottom="0.102cm" fo:widows="1" fo:text-indent="0cm" style:auto-text-indent="false"/>
      <style:text-properties fo:font-size="12pt" style:font-size-asian="12pt" style:font-size-complex="12pt"/>
    </style:style>
    <style:style style:name="P12" style:family="paragraph" style:parent-style-name="Text_20_body">
      <style:paragraph-properties fo:margin-left="0cm" fo:margin-right="0cm" fo:margin-top="0.102cm" fo:margin-bottom="0.102cm" fo:widows="1" fo:text-indent="0cm" style:auto-text-indent="false"/>
      <style:text-properties fo:font-size="12pt" fo:font-weight="bold" style:font-size-asian="12pt" style:font-weight-asian="bold" style:font-size-complex="12pt" style:font-weight-complex="bold"/>
    </style:style>
    <style:style style:name="P13" style:family="paragraph" style:parent-style-name="Text_20_body">
      <style:paragraph-properties fo:margin-left="0cm" fo:margin-right="0cm" fo:margin-top="0.102cm" fo:margin-bottom="0.102cm" fo:widows="1" fo:text-indent="0cm" style:auto-text-indent="false" fo:break-before="page"/>
      <style:text-properties fo:font-variant="normal" fo:text-transform="none" fo:color="#000000" style:font-name="Times New Roman1" fo:font-size="14pt" fo:letter-spacing="normal" fo:font-style="normal" fo:font-weight="bold"/>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Times New Roman1" fo:font-size="14pt" fo:letter-spacing="normal" fo:font-style="normal" style:font-size-asian="14pt" style:font-size-complex="14pt"/>
    </style:style>
    <style:style style:name="T3" style:family="text">
      <style:text-properties fo:font-variant="normal" fo:text-transform="none" fo:color="#000000" style:font-name="Times New Roman1" fo:letter-spacing="normal" fo:font-style="normal"/>
    </style:style>
    <style:style style:name="T4" style:family="text">
      <style:text-properties fo:font-variant="normal" fo:text-transform="none" fo:color="#000000" style:font-name="Times New Roman1" fo:letter-spacing="normal" fo:font-style="normal" fo:font-weight="normal"/>
    </style:style>
    <style:style style:name="T5" style:family="text">
      <style:text-properties fo:font-variant="normal" fo:text-transform="none" fo:color="#000000" style:font-name="Times New Roman1" fo:letter-spacing="normal" fo:font-style="normal"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litaru Cristian</text:p>
      <text:p text:style-name="P1">Gr. 30431</text:p>
      <text:p text:style-name="P5">Proiect de lecție</text:p>
      <text:p text:style-name="P1"/>
      <text:p text:style-name="P1"><text:span text:style-name="T1">Subiectul lecției:</text:span> Multi-threading</text:p>
      <text:p text:style-name="P4">Tipul lecției: <text:span text:style-name="T7">de formare, de priceperi și deprinderi.</text:span></text:p>
      <text:p text:style-name="P4">Locul de desfășurare<text:span text:style-name="T7">: laboratorul de informatică.</text:span></text:p>
      <text:p text:style-name="P4">Durata<text:span text:style-name="T7">: 50 minute</text:span></text:p>
      <text:p text:style-name="P4">Competența<text:span text:style-name="T7">: Crearea programelor care folosesc mai multe thread-uri.</text:span></text:p>
      <text:p text:style-name="P4">Strategia de învățare<text:span text:style-name="T7">:</text:span></text:p>
      <text:p text:style-name="P4"><text:span text:style-name="T7"><text:tab/>Predare: explicația, conversația, demonstrația, observațiile independente.</text:span></text:p>
      <text:p text:style-name="P4"><text:span text:style-name="T7"><text:tab/>Evaluare: observarea și aprecierea verbală.</text:span></text:p>
      <text:p text:style-name="P4"><text:span text:style-name="T7"><text:tab/>Forme de organizare a activității lecției: frontal interactiv, pe grupe, individual.</text:span></text:p>
      <text:p text:style-name="P4"><text:span text:style-name="T7"><text:tab/>Resurse: Calculatorul.</text:span></text:p>
      <text:p text:style-name="P4">Structura lecției:</text:p>
      <text:p text:style-name="P2">Introducere teoretică</text:p>
      <text:p text:style-name="P7">Ce este un thread?</text:p>
      <text:p text:style-name="P7">Cuvântul „thread” vine din limba engleză și inseamna fir. Ce fel de fir? Fir de execuție. Cum este la literatură firul narativ, care urmarește evoluția unui singur plan narativ (într-o poveste ce se desfășoară pe mai multe planuri), așa și threadul execută o parte dintr-un program.</text:p>
      <text:p text:style-name="P7">Să vedem câteva idei din lumea reală care se aseamănă cu acest concept:</text:p>
      <text:list xml:id="list5380554453460646961" text:style-name="L2">
        <text:list-header>
          <text:p text:style-name="P8">Condusul unui vehicul: șoferul trebuie să fie atent la mai multe lucruri simultan: mașinile din față, drumul (curbele), semnele de circulație etc. Cum ar fi ca un șofer să „aibă” un singur „fir de execuție”, adică să fie atent numai la drum? Buf! Accident! Așa și multi-threading-ul permite programului să execute mai multe sarcini în paralel.</text:p>
        </text:list-header>
      </text:list>
      <text:p text:style-name="P7"><text:span text:style-name="T6">Obiective operaționale</text:span>: (cognitiv) elevul poate să definească un thread cu cuvintele lui.</text:p>
      <text:p text:style-name="P1"/>
      <text:p text:style-name="P2">Exercițiu interactiv</text:p>
      <text:p text:style-name="P6">Elevii sunt rugați să calculeze (fiecare) produsul 11 x 12 x 13 x 14 și să ridice mâna când termină. Apoi sunt rugați să se grupeze câte doi (cu colegul de bancă) și să calculeze produsul 15 x 16 x 17 x 18 separat, adică unul 15 x 16, iar celălalt 17 x 18, apoi unul din ei să facă produsul final și să ridice mâna când termină. Se observă o îmbunătățire a timpului de calcul.</text:p>
      <text:p text:style-name="P6"><text:span text:style-name="T6">Obiective operaționale</text:span>: (afectiv) lucrul în echipă.</text:p>
      <text:p text:style-name="P3"><text:span text:style-name="T8"/></text:p>
      <text:p text:style-name="P13"><text:span text:style-name="T8">Detalierea subiectului</text:span></text:p>
      <text:p text:style-name="P7">Până acum, aveam numai un singur thread care execută tot programul. Dar cu multi-threading putem împărți problema mare în mai multe sarcini. Să luăm un exemplu: o aplicație de rulare a filmelor. Aici avem cel puțin două sarcini:</text:p>
      <text:list xml:id="list2976218445712803006" text:style-name="L1">
        <text:list-item>
          <text:p text:style-name="P11"><text:span text:style-name="T4">Interfața cu utilizatorul: programul trebuie să aștepte ca utilizatorul să apese un buton.</text:span></text:p>
        </text:list-item>
        <text:list-item>
          <text:p text:style-name="P9">Desenarea imaginii: programul trebuie să deseneze fiecare cadru din film.</text:p>
        </text:list-item>
      </text:list>
      <text:p text:style-name="P7">Dacă programul ar avea un singur thread, atunci numai una din cele două sarcini va fi disponibilă. Adică cât timp merge filmul, interfața va fi oprită (nu tu pauză, nu tu oprire, nu tu modificare de volum). Adică odată pornit, filmul nu poate fi oprit.</text:p>
      <text:p text:style-name="P10"><text:span text:style-name="T4">Cu multi-threading, se poate crea un program care e atent la dorințele utilizatorului și, în același timp, rulează un film.</text:span></text:p>
      <text:p text:style-name="P12"><text:span text:style-name="T3">Obiective operaționale:</text:span><text:span text:style-name="T5"> (cognitiv) exemplificarea unui program multi-threading.</text:span></text:p>
      <text:p text:style-name="P12"><text:span text:style-name="T5"/></text:p>
      <text:p text:style-name="P12"><text:span text:style-name="T2">Exercițiu rezolvat</text:span></text:p>
      <text:p text:style-name="P12"><text:span text:style-name="T5">Aici profesorul va construi, cu ajutorul elevilor un program care calculează suma 1 + 2 + 3 +... + 10000 folosind, mai întâi, un singur thread. Apoi se va aplica noua metodă și se va vedea îmbunătățirea timpului de execuție, punând accentul pe adăugările făcute.</text:span></text:p>
      <text:p text:style-name="P12"><text:span text:style-name="T5"/></text:p>
      <text:p text:style-name="P12"><text:span text:style-name="T3">Obiective operaționale:</text:span><text:span text:style-name="T5"> (cognitiv) elevul poate să creeze un thread (în mod pract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 Militaru</meta:initial-creator>
    <meta:creation-date>2016-01-13T15:40:24.95</meta:creation-date>
    <dc:date>2016-01-13T16:11:12.79</dc:date>
    <dc:creator>Cristi Militaru</dc:creator>
    <meta:editing-duration>PT30M47S</meta:editing-duration>
    <meta:editing-cycles>4</meta:editing-cycles>
    <meta:generator>OpenOffice/4.1.1$Win32 OpenOffice.org_project/411m6$Build-9775</meta:generator>
    <meta:printed-by>Cristi Militaru</meta:printed-by>
    <meta:print-date>2016-01-13T16:10:05.17</meta:print-date>
    <meta:document-statistic meta:table-count="0" meta:image-count="0" meta:object-count="0" meta:page-count="2" meta:paragraph-count="33" meta:word-count="478" meta:character-count="3039"/>
  </office:meta>
</office:document-meta>
</file>